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1" style:family="table">
      <style:table-properties style:width="6.2611in" fo:margin-left="0.0035in" fo:margin-top="0in" fo:margin-bottom="0in" table:align="left" style:writing-mode="lr-tb"/>
    </style:style>
    <style:style style:name="Table1.A" style:family="table-column">
      <style:table-column-properties style:column-width="1.5451in"/>
    </style:style>
    <style:style style:name="Table1.B" style:family="table-column">
      <style:table-column-properties style:column-width="3.0924in"/>
    </style:style>
    <style:style style:name="Table1.C" style:family="table-column">
      <style:table-column-properties style:column-width="0.8472in"/>
    </style:style>
    <style:style style:name="Table1.D" style:family="table-column">
      <style:table-column-properties style:column-width="0.7764in"/>
    </style:style>
    <style:style style:name="Table1.1" style:family="table-row">
      <style:table-row-properties style:min-row-height="0.433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2681in" table:align="margins" style:writing-mode="lr-tb"/>
    </style:style>
    <style:style style:name="Table2.A" style:family="table-column">
      <style:table-column-properties style:column-width="0.7833in" style:rel-column-width="8191*"/>
    </style:style>
    <style:style style:name="Table2.H" style:family="table-column">
      <style:table-column-properties style:column-width="0.784in" style:rel-column-width="819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H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cs" fo:country="CZ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Table_20_Contents">
      <style:text-properties officeooo:rsid="001d527b" officeooo:paragraph-rsid="001d527b"/>
    </style:style>
    <style:style style:name="P4" style:family="paragraph" style:parent-style-name="List_20_Paragraph">
      <style:paragraph-properties fo:margin-left="0in">
        <style:tab-stops>
          <style:tab-stop style:position="0in"/>
        </style:tab-stops>
      </style:paragraph-properties>
    </style:style>
    <style:style style:name="P5" style:family="paragraph" style:parent-style-name="List_20_Paragraph" style:list-style-name="WWNum6">
      <style:paragraph-properties fo:margin-left="0.25in" fo:text-indent="-0.25in" style:auto-text-indent="false">
        <style:tab-stops>
          <style:tab-stop style:position="0in"/>
        </style:tab-stops>
      </style:paragraph-properties>
      <style:text-properties officeooo:paragraph-rsid="0022dba9"/>
    </style:style>
    <style:style style:name="P6" style:family="paragraph" style:parent-style-name="List_20_Paragraph">
      <style:paragraph-properties fo:margin-left="0in">
        <style:tab-stops>
          <style:tab-stop style:position="0.6457in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List_20_Paragraph" style:list-style-name="L1">
      <style:paragraph-properties>
        <style:tab-stops>
          <style:tab-stop style:position="0.6457in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List_20_Paragraph" style:list-style-name="L1">
      <style:paragraph-properties>
        <style:tab-stops>
          <style:tab-stop style:position="0.6457in"/>
        </style:tab-stops>
      </style:paragraph-properties>
      <style:text-properties fo:font-weight="bold" officeooo:rsid="001d527b" officeooo:paragraph-rsid="001d527b" style:font-weight-asian="bold" style:font-weight-complex="bold"/>
    </style:style>
    <style:style style:name="P9" style:family="paragraph" style:parent-style-name="List_20_Paragraph" style:list-style-name="WWNum6">
      <style:paragraph-properties>
        <style:tab-stops>
          <style:tab-stop style:position="0in"/>
        </style:tab-stops>
      </style:paragraph-properties>
      <style:text-properties fo:font-weight="bold" style:font-weight-asian="bold" style:font-weight-complex="bold" text:display="none"/>
    </style:style>
    <style:style style:name="P10" style:family="paragraph" style:parent-style-name="List_20_Paragraph" style:list-style-name="WWNum8">
      <style:paragraph-properties fo:margin-left="0.5in" fo:text-indent="-0.5in" style:auto-text-indent="false">
        <style:tab-stops>
          <style:tab-stop style:position="0.25in"/>
        </style:tab-stops>
      </style:paragraph-properties>
      <style:text-properties fo:font-weight="bold" style:font-weight-asian="bold" style:font-weight-complex="bold" text:display="none"/>
    </style:style>
    <style:style style:name="P11" style:family="paragraph" style:parent-style-name="List_20_Paragraph" style:list-style-name="WWNum2">
      <style:paragraph-properties>
        <style:tab-stops>
          <style:tab-stop style:position="0.6457in"/>
        </style:tab-stops>
      </style:paragraph-properties>
    </style:style>
    <style:style style:name="P12" style:family="paragraph" style:parent-style-name="List_20_Paragraph" style:list-style-name="WWNum2">
      <style:paragraph-properties>
        <style:tab-stops>
          <style:tab-stop style:position="0.6457in"/>
        </style:tab-stops>
      </style:paragraph-properties>
      <style:text-properties officeooo:paragraph-rsid="001d527b"/>
    </style:style>
    <style:style style:name="P13" style:family="paragraph" style:parent-style-name="List_20_Paragraph" style:list-style-name="WWNum9">
      <style:paragraph-properties fo:margin-left="0.25in" fo:text-indent="-0.25in" style:auto-text-indent="false">
        <style:tab-stops>
          <style:tab-stop style:position="0.6457in"/>
        </style:tab-stops>
      </style:paragraph-properties>
      <style:text-properties officeooo:rsid="001d527b" officeooo:paragraph-rsid="001d527b"/>
    </style:style>
    <style:style style:name="P14" style:family="paragraph" style:parent-style-name="List_20_Paragraph" style:list-style-name="L3">
      <style:paragraph-properties>
        <style:tab-stops>
          <style:tab-stop style:position="0.25in"/>
        </style:tab-stops>
      </style:paragraph-properties>
      <style:text-properties officeooo:rsid="0022ba34" officeooo:paragraph-rsid="0022ba34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cs" fo:country="CZ" officeooo:rsid="001d527b" officeooo:paragraph-rsid="001d527b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>
        <style:tab-stops>
          <style:tab-stop style:position="0.6457in"/>
        </style:tab-stops>
      </style:paragraph-properties>
      <style:text-properties fo:font-weight="bold" style:font-weight-asian="bold" style:font-weight-complex="bold"/>
    </style:style>
    <style:style style:name="P17" style:family="paragraph" style:parent-style-name="Standard" style:list-style-name="L2">
      <style:paragraph-properties>
        <style:tab-stops>
          <style:tab-stop style:position="0in"/>
        </style:tab-stops>
      </style:paragraph-properties>
      <style:text-properties fo:font-weight="bold" officeooo:rsid="001d527b" officeooo:paragraph-rsid="0022ba34" style:font-weight-asian="bold" style:font-weight-complex="bold"/>
    </style:style>
    <style:style style:name="P18" style:family="paragraph" style:parent-style-name="Standard">
      <style:paragraph-properties>
        <style:tab-stops>
          <style:tab-stop style:position="0in"/>
        </style:tab-stops>
      </style:paragraph-properties>
      <style:text-properties fo:font-weight="bold" officeooo:paragraph-rsid="001d527b" style:font-weight-asian="bold" style:font-weight-complex="bold"/>
    </style:style>
    <style:style style:name="P19" style:family="paragraph" style:parent-style-name="Standard">
      <style:paragraph-properties>
        <style:tab-stops>
          <style:tab-stop style:position="0.25in"/>
        </style:tab-stops>
      </style:paragraph-properties>
      <style:text-properties fo:font-weight="bold" officeooo:rsid="001dd7d6" officeooo:paragraph-rsid="001dd7d6" style:font-weight-asian="bold" style:font-weight-complex="bold"/>
    </style:style>
    <style:style style:name="P20" style:family="paragraph" style:parent-style-name="Standard">
      <style:paragraph-properties>
        <style:tab-stops>
          <style:tab-stop style:position="0.25in"/>
        </style:tab-stops>
      </style:paragraph-properties>
      <style:text-properties fo:font-weight="bold" officeooo:rsid="001f3062" officeooo:paragraph-rsid="001f3062" style:font-weight-asian="bold" style:font-weight-complex="bold"/>
    </style:style>
    <style:style style:name="P21" style:family="paragraph" style:parent-style-name="Standard">
      <style:paragraph-properties>
        <style:tab-stops>
          <style:tab-stop style:position="0in"/>
        </style:tab-stops>
      </style:paragraph-properties>
      <style:text-properties officeooo:paragraph-rsid="0022ba34"/>
    </style:style>
    <style:style style:name="P22" style:family="paragraph" style:parent-style-name="Standard" style:list-style-name="L2">
      <style:paragraph-properties>
        <style:tab-stops>
          <style:tab-stop style:position="0in"/>
        </style:tab-stops>
      </style:paragraph-properties>
      <style:text-properties officeooo:paragraph-rsid="0022ba34"/>
    </style:style>
    <style:style style:name="P23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24" style:family="paragraph" style:parent-style-name="Standard" style:list-style-name="WWNum6">
      <style:paragraph-properties fo:margin-left="0.25in" fo:text-indent="0in" style:auto-text-indent="false">
        <style:tab-stops>
          <style:tab-stop style:position="0in"/>
        </style:tab-stops>
      </style:paragraph-properties>
      <style:text-properties officeooo:paragraph-rsid="0022dba9"/>
    </style:style>
    <style:style style:name="P25" style:family="paragraph" style:parent-style-name="Standard">
      <style:paragraph-properties>
        <style:tab-stops>
          <style:tab-stop style:position="0.6457in"/>
        </style:tab-stops>
      </style:paragraph-properties>
    </style:style>
    <style:style style:name="P26" style:family="paragraph" style:parent-style-name="Standard">
      <style:paragraph-properties>
        <style:tab-stops>
          <style:tab-stop style:position="0.6457in"/>
        </style:tab-stops>
      </style:paragraph-properties>
      <style:text-properties officeooo:rsid="0022ba34" officeooo:paragraph-rsid="0022ba34"/>
    </style:style>
    <style:style style:name="P27" style:family="paragraph" style:parent-style-name="Table_20_Contents">
      <style:text-properties officeooo:rsid="0022dba9" officeooo:paragraph-rsid="0022dba9"/>
    </style:style>
    <style:style style:name="P28" style:family="paragraph" style:parent-style-name="Table_20_Contents" style:list-style-name="WWNum6">
      <style:text-properties officeooo:rsid="0022dba9" officeooo:paragraph-rsid="0022dba9"/>
    </style:style>
    <style:style style:name="P29" style:family="paragraph" style:parent-style-name="Table_20_Contents">
      <style:text-properties officeooo:rsid="001d527b" officeooo:paragraph-rsid="001d527b"/>
    </style:style>
    <style:style style:name="P30" style:family="paragraph" style:parent-style-name="Table_20_Contents" style:list-style-name="WWNum6">
      <style:text-properties officeooo:rsid="001d527b" officeooo:paragraph-rsid="0022dba9"/>
    </style:style>
    <style:style style:name="P31" style:family="paragraph" style:parent-style-name="Table_20_Contents" style:list-style-name="WWNum6">
      <style:text-properties officeooo:paragraph-rsid="0022dba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text:display="none"/>
    </style:style>
    <style:style style:name="T3" style:family="text">
      <style:text-properties fo:font-weight="bold" officeooo:rsid="001d527b" style:font-weight-asian="bold" style:font-weight-complex="bold"/>
    </style:style>
    <style:style style:name="T4" style:family="text">
      <style:text-properties fo:font-weight="bold" style:font-name-asian="游明朝" style:font-weight-asian="bold" style:font-weight-complex="bold"/>
    </style:style>
    <style:style style:name="T5" style:family="text">
      <style:text-properties officeooo:rsid="001d527b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1d527b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d527b"/>
    </style:style>
    <style:style style:name="T12" style:family="text">
      <style:text-properties officeooo:rsid="0022ba3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15" loext:marker-style-name="T6"><text:span text:style-name="T6">LP 7</text:span></text:p>
          </table:table-cell>
          <table:table-cell table:style-name="Table1.A1" table:number-rows-spanned="2" office:value-type="string">
            <text:p text:style-name="P15" loext:marker-style-name="T1"><text:span text:style-name="T6">Premeny mechanicke energie</text:span></text:p>
          </table:table-cell>
          <table:table-cell table:style-name="Table1.A1" office:value-type="string">
            <text:p text:style-name="P2">1<text:span text:style-name="T5">8</text:span>.<text:span text:style-name="T5">3</text:span>.202<text:span text:style-name="T5">4</text:span></text:p>
          </table:table-cell>
          <table:table-cell table:style-name="Table1.A1" office:value-type="string">
            <text:p text:style-name="P2">5QA</text:p>
          </table:table-cell>
        </table:table-row>
        <table:table-row table:style-name="Table1.1">
          <table:covered-table-cell table:style-name="Table1.A2"/>
          <table:covered-table-cell table:style-name="Table1.B2"/>
          <table:table-cell table:style-name="Table1.A1" table:number-columns-spanned="2" office:value-type="string">
            <text:p text:style-name="P2">Spolupracoval: Prouza, <text:span text:style-name="T5">Mikulecky</text:span></text:p>
          </table:table-cell>
          <table:covered-table-cell/>
        </table:table-row>
      </table:table>
      <text:p text:style-name="Standard"/>
      <text:p text:style-name="P4" loext:marker-style-name="T1"><text:span text:style-name="T8">Úkol: </text:span><text:span text:style-name="T1">Změřit plochu abstraktního tvaru</text:span></text:p>
      <text:p text:style-name="P6" loext:marker-style-name="T1"/>
      <text:list text:style-name="L1">
        <text:list-item>
          <text:p text:style-name="P7">Provést více měření</text:p>
          <text:list>
            <text:list-item>
              <text:p text:style-name="P8">Provedeme 5 mereni</text:p>
            </text:list-item>
          </text:list>
        </text:list-item>
        <text:list-item>
          <text:p text:style-name="P8">Nalezneme stredovou hodnotu pomoci kruzitka</text:p>
        </text:list-item>
      </text:list>
      <text:p text:style-name="P16" loext:marker-style-name="T1"/>
      <text:p text:style-name="P16" loext:marker-style-name="T1"/>
      <text:p text:style-name="P21" loext:marker-style-name="T8"><text:span text:style-name="T8">Pomůcky:</text:span></text:p>
      <text:list text:style-name="L2">
        <text:list-item>
          <text:p text:style-name="P17">Hlinikove kulicky (24,3 g)</text:p>
        </text:list-item>
        <text:list-item>
          <text:p text:style-name="P22"><text:span text:style-name="T1">Referenční </text:span><text:span text:style-name="T3">teleso</text:span></text:p>
        </text:list-item>
        <text:list-item>
          <text:p text:style-name="P17">Kopirovaci papir</text:p>
        </text:list-item>
        <text:list-item>
          <text:p text:style-name="P22" loext:marker-style-name="T8"><text:span text:style-name="T3">Kruzitko</text:span></text:p>
        </text:list-item>
      </text:list>
      <text:p text:style-name="P16" loext:marker-style-name="T1"/>
      <text:p text:style-name="P23" loext:marker-style-name="T8"><text:span text:style-name="T8">Teorie:</text:span><text:span text:style-name="T8"/></text:p>
      <text:list text:style-name="WWNum2">
        <text:list-item>
          <text:p text:style-name="P11" loext:marker-style-name="T1"><text:span text:style-name="T1">Použité vzorce</text:span><text:span text:style-name="T1"/></text:p>
          <text:list>
            <text:list-item>
              <text:p text:style-name="P11" loext:marker-style-name="T4"><draw:frame draw:style-name="fr2" draw:name="Object1" text:anchor-type="as-char" svg:y="-0.2929in" svg:width="0.761in" svg:height="0.4665in" draw:z-index="1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11" loext:marker-style-name="T4"><draw:frame draw:style-name="fr2" draw:name="Object2" text:anchor-type="as-char" svg:y="-0.1484in" svg:width="0.6634in" svg:height="0.2098in" draw:z-index="0"><draw:object xlink:href="./Object 2" xlink:type="simple" xlink:show="embed" xlink:actuate="onLoad"/><draw:image xlink:href="./ObjectReplacements/Object 2" xlink:type="simple" xlink:show="embed" xlink:actuate="onLoad"/></draw:frame></text:p>
            </text:list-item>
            <text:list-item>
              <text:p text:style-name="P12" loext:marker-style-name="T4"><draw:frame draw:style-name="fr1" draw:name="Object3" text:anchor-type="as-char" svg:y="-0.2783in" svg:width="0.8154in" svg:height="0.428in" draw:z-index="2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</text:list>
        </text:list-item>
      </text:list>
      <text:p text:style-name="P25" loext:marker-style-name="T8"><text:span text:style-name="T8">Postup:</text:span><text:span text:style-name="T8"/></text:p>
      <text:list text:style-name="WWNum9">
        <text:list-item>
          <text:p text:style-name="P13" loext:marker-style-name="T1">Na stojanu jsem pomoci nite zachytili kulicku a <text:span text:style-name="T12">pousteli jsme ji vždy ze stejneho mista, aby dopadla idealne na stejny bod na papire. Na normalni papir jsme polozili kopirovaci papir – kulicka spadne na kopirak a udela tecku. Z bodu dopadu oznacenych teckami se pomoci kruzitka udela stredni hodnota </text:span></text:p>
        </text:list-item>
      </text:list>
      <text:p text:style-name="P18" loext:marker-style-name="T8"><text:span text:style-name="T9">Tabulka :</text:span><text:span text:style-name="T11"> Zmeny mechanicke energie při pohybu dvou kulicek</text:span></text:p>
      <text:list text:style-name="WWNum6">
        <text:list-item>
          <text:p text:style-name="P9" loext:marker-style-name="T2"/>
        </text:list-item>
        <text:list-item>
          <text:p text:style-name="P9" loext:marker-style-name="T2"/>
        </text:list-item>
        <text:list-item>
          <text:p text:style-name="P9" loext:marker-style-name="T2"/>
        </text:list-item>
        <text:list-item>
          <text:p text:style-name="P9" loext:marker-style-name="T2"/>
        </text:list-item>
        <text:list-item>
          <text:p text:style-name="P9" loext:marker-style-name="T2"/>
        </text:list-item>
        <text:list-item>
          <text:p text:style-name="P9" loext:marker-style-name="T2"/>
        </text:list-item>
        <text:list-item>
          <text:p text:style-name="P9" loext:marker-style-name="T2"/>
        </text:list-item>
        <text:list-item>
          <text:p text:style-name="P9" loext:marker-style-name="T2"/>
        </text:list-item>
        <text:list-item>
          <text:p text:style-name="P9" loext:marker-style-name="T2"/>
        </text:list-item>
        <text:list-item>
          <text:p text:style-name="P9" loext:marker-style-name="T2"/>
        </text:list-item>
        <text:list-item>
          <text:p text:style-name="P9" loext:marker-style-name="T2"/>
          <text:p text:style-name="P5" loext:marker-style-name="T1"><text:span text:style-name="T1"/>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ext:soft-page-break/>
        <table:table-row>
          <table:table-cell table:style-name="Table2.A1" office:value-type="string">
            <text:list text:continue-numbering="true" text:style-name="WWNum6">
              <text:list-item>
                <text:p text:style-name="P31"/>
              </text:list-item>
            </text:list>
          </table:table-cell>
          <table:table-cell table:style-name="Table2.A1" office:value-type="string">
            <text:list text:continue-numbering="true" text:style-name="WWNum6">
              <text:list-item>
                <text:p text:style-name="P31"><draw:frame draw:style-name="fr1" draw:name="Object4" text:anchor-type="as-char" svg:y="-0.2445in" svg:width="0.1575in" svg:height="0.393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</text:list-item>
            </text:list>
          </table:table-cell>
          <table:table-cell table:style-name="Table2.A1" office:value-type="string">
            <text:list text:continue-numbering="true" text:style-name="WWNum6">
              <text:list-item>
                <text:p text:style-name="P31"><draw:frame draw:style-name="fr1" draw:name="Object5" text:anchor-type="as-char" svg:y="-0.2445in" svg:width="0.1575in" svg:height="0.393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  </text:list-item>
            </text:list>
          </table:table-cell>
          <table:table-cell table:style-name="Table2.A1" office:value-type="string">
            <text:list text:continue-numbering="true" text:style-name="WWNum6">
              <text:list-item>
                <text:p text:style-name="P31"><draw:frame draw:style-name="fr1" draw:name="Object6" text:anchor-type="as-char" svg:y="-0.2445in" svg:width="0.4665in" svg:height="0.417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  </text:list-item>
            </text:list>
          </table:table-cell>
          <table:table-cell table:style-name="Table2.A1" office:value-type="string">
            <text:list text:continue-numbering="true" text:style-name="WWNum6">
              <text:list-item>
                <text:p text:style-name="P31"><draw:frame draw:style-name="fr1" draw:name="Object7" text:anchor-type="as-char" svg:y="-0.2693in" svg:width="0.2736in" svg:height="0.418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  </text:list-item>
            </text:list>
          </table:table-cell>
          <table:table-cell table:style-name="Table2.A1" office:value-type="string">
            <text:list text:continue-numbering="true" text:style-name="WWNum6">
              <text:list-item>
                <text:p text:style-name="P31"><draw:frame draw:style-name="fr1" draw:name="Object8" text:anchor-type="as-char" svg:y="-0.2693in" svg:width="0.2638in" svg:height="0.418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  </text:list-item>
            </text:list>
          </table:table-cell>
          <table:table-cell table:style-name="Table2.A1" office:value-type="string">
            <text:list text:continue-numbering="true" text:style-name="WWNum6">
              <text:list-item>
                <text:p text:style-name="P31"><draw:frame draw:style-name="fr1" draw:name="Object9" text:anchor-type="as-char" svg:y="-0.2693in" svg:width="0.6437in" svg:height="0.418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  </text:list-item>
            </text:list>
          </table:table-cell>
          <table:table-cell table:style-name="Table2.H1" office:value-type="string">
            <text:list text:continue-numbering="true" text:style-name="WWNum6">
              <text:list-item>
                <text:p text:style-name="P31"><draw:frame draw:style-name="fr1" draw:name="Object10" text:anchor-type="as-char" svg:y="-0.2693in" svg:width="0.6437in" svg:height="0.442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  </text:list-item>
            </text:list>
          </table:table-cell>
        </table:table-row>
        <table:table-row>
          <table:table-cell table:style-name="Table2.A2" office:value-type="string">
            <text:list text:continue-numbering="true" text:style-name="WWNum6">
              <text:list-item>
                <text:p text:style-name="P30">1</text:p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0">0.723</text:p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0">34.2</text:p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1"/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1"/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1"/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1"/>
              </text:list-item>
            </text:list>
          </table:table-cell>
          <table:table-cell table:style-name="Table2.H2" office:value-type="string">
            <text:list text:continue-numbering="true" text:style-name="WWNum6">
              <text:list-item>
                <text:p text:style-name="P31"/>
              </text:list-item>
            </text:list>
          </table:table-cell>
        </table:table-row>
        <table:table-row>
          <table:table-cell table:style-name="Table2.A2" office:value-type="string">
            <text:list text:continue-numbering="true" text:style-name="WWNum6">
              <text:list-item>
                <text:p text:style-name="P30">2</text:p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1"/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0">34,8</text:p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1"/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1"/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1"/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1"/>
              </text:list-item>
            </text:list>
          </table:table-cell>
          <table:table-cell table:style-name="Table2.H2" office:value-type="string">
            <text:list text:continue-numbering="true" text:style-name="WWNum6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</table:table-row>
        <table:table-row>
          <table:table-cell table:style-name="Table2.A2" office:value-type="string">
            <text:list text:continue-numbering="true" text:style-name="WWNum6">
              <text:list-item>
                <text:p text:style-name="P30">3</text:p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1"/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0">34,5</text:p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1"/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1"/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1"/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1"/>
              </text:list-item>
            </text:list>
          </table:table-cell>
          <table:table-cell table:style-name="Table2.H2" office:value-type="string">
            <text:list text:continue-numbering="true" text:style-name="WWNum6">
              <text:list-item>
                <text:p text:style-name="P31"/>
              </text:list-item>
            </text:list>
          </table:table-cell>
        </table:table-row>
        <table:table-row>
          <table:table-cell table:style-name="Table2.A2" office:value-type="string">
            <text:list text:continue-numbering="true" text:style-name="WWNum6">
              <text:list-item>
                <text:p text:style-name="P30">4</text:p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1"/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0">35,5</text:p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1"/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1"/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1"/>
              </text:list-item>
            </text:list>
          </table:table-cell>
          <table:table-cell table:style-name="Table2.A2" office:value-type="string">
            <text:list text:continue-numbering="true" text:style-name="WWNum6">
              <text:list-item>
                <text:p text:style-name="P31"/>
              </text:list-item>
            </text:list>
          </table:table-cell>
          <table:table-cell table:style-name="Table2.H2" office:value-type="string">
            <text:list text:continue-numbering="true" text:style-name="WWNum6">
              <text:list-item>
                <text:p text:style-name="P28"/>
              </text:list-item>
            </text:list>
          </table:table-cell>
        </table:table-row>
      </table:table>
      <text:list text:continue-numbering="true" text:style-name="WWNum6">
        <text:list-item>
          <text:p text:style-name="P24"/>
        </text:list-item>
      </text:list>
      <text:p text:style-name="P23" loext:marker-style-name="T8"><text:span text:style-name="T8">Diskuse</text:span><text:span text:style-name="T8"/></text:p>
      <text:list text:style-name="WWNum8">
        <text:list-item>
          <text:p text:style-name="P10" loext:marker-style-name="T2"/>
        </text:list-item>
        <text:list-item>
          <text:p text:style-name="P10" loext:marker-style-name="T2"/>
        </text:list-item>
        <text:list-item>
          <text:p text:style-name="P10" loext:marker-style-name="T2"/>
        </text:list-item>
        <text:list-item>
          <text:p text:style-name="P10" loext:marker-style-name="T2"/>
        </text:list-item>
        <text:list-item>
          <text:p text:style-name="P10" loext:marker-style-name="T2"/>
        </text:list-item>
        <text:list-item>
          <text:p text:style-name="P10" loext:marker-style-name="T2"/>
        </text:list-item>
        <text:list-item>
          <text:p text:style-name="P10" loext:marker-style-name="T2"/>
        </text:list-item>
        <text:list-item>
          <text:p text:style-name="P10" loext:marker-style-name="T2"/>
        </text:list-item>
        <text:list-item>
          <text:p text:style-name="P10" loext:marker-style-name="T2"/>
        </text:list-item>
        <text:list-item>
          <text:p text:style-name="P10" loext:marker-style-name="T2"/>
        </text:list-item>
        <text:list-item>
          <text:p text:style-name="P10" loext:marker-style-name="T2"/>
        </text:list-item>
        <text:list-item>
          <text:p text:style-name="P10" loext:marker-style-name="T2"/>
        </text:list-item>
        <text:list-item>
          <text:p text:style-name="P10" loext:marker-style-name="T2"/>
        </text:list-item>
      </text:list>
      <text:list text:style-name="L3">
        <text:list-item>
          <text:p text:style-name="P14">Cast kineticke energie kulicky se urcite premeni na energie jiné – nejvice asi deformacni a tepelne</text:p>
        </text:list-item>
        <text:list-item>
          <text:p text:style-name="P14">Body dopadu kulicek budou mit urcity rozptyl</text:p>
        </text:list-item>
      </text:list>
      <text:p text:style-name="P19" loext:marker-style-name="T1">vyska koule nad stolem je 7.5 cm</text:p>
      <text:p text:style-name="P20" loext:marker-style-name="T1">vzdalenost od druhé koule 24cm</text:p>
      <text:p text:style-name="P23" loext:marker-style-name="T8"><text:span text:style-name="T8">Závěr</text:span><text:span text:style-name="T8"/></text:p>
      <text:p text:style-name="P26" loext:marker-style-name="T1"><text:span text:style-name="T1">Kvuli ztrate materialu potrebnych k vypracovani jsem mohl jen napsat teorii. </text:span></text:p>
      <text:p text:style-name="P16" loext:marker-style-name="T1"/>
      <text:p text:style-name="P16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tru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cs" fo:country="CZ" style:letter-kerning="tru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weight="bold" style:font-weight-asian="bold" style:font-weight-complex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02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02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02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0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02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02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02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02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0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d527b"/>
    </style:style>
    <style:page-layout style:name="Mpm1">
      <style:page-layout-properties fo:page-width="8.2681in" fo:page-height="11.6929in" style:num-format="1" style:print-orientation="portrait" fo:margin-top="0.5118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82in" fo:margin-left="0in" fo:margin-right="0in" fo:margin-bottom="0.4484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ymnázium Nymburk</text:p>
        <text:p text:style-name="Header">Fyzika<text:tab/>Pracoval: <text:span text:style-name="MT1">David Žejdlík</text:span></text:p>
      </style:header>
      <style:footer>
        <text:p text:style-name="Footer">Školní rok 2023/4<text:tab/><text:page-number text:select-page="current">2</text:page-number><text:tab/>1<text:span text:style-name="MT2">8. brezna</text:span> 202<text:span text:style-name="MT2">4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Žejdlík</meta:initial-creator>
    <meta:editing-cycles>16</meta:editing-cycles>
    <meta:creation-date>2023-10-16T18:15:00</meta:creation-date>
    <dc:date>2024-05-02T22:41:00.383265125</dc:date>
    <meta:editing-duration>P1DT3H12M41S</meta:editing-duration>
    <meta:generator>LibreOffice/7.6.5.2$Linux_X86_64 LibreOffice_project/60$Build-2</meta:generator>
    <meta:document-statistic meta:table-count="2" meta:image-count="0" meta:object-count="10" meta:page-count="2" meta:paragraph-count="73" meta:word-count="221" meta:character-count="1201" meta:non-whitespace-character-count="1069"/>
    <meta:user-defined meta:name="AppVersion">16.0000</meta:user-defined>
    <meta:user-defined meta:name="Company">GBHN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row/>
        <mrow/>
      </msub>
      <msub>
        <mrow/>
        <mrow/>
      </msub>
      <mrow>
        <mrow>
          <mrow/>
          <msub>
            <mi>E</mi>
            <mi>k</mi>
          </msub>
          <mrow>
            <msub>
              <mrow/>
              <mrow/>
            </msub>
            <mo stretchy="false">=</mo>
            <mfrac>
              <msub>
                <msup>
                  <mi mathvariant="italic">mv</mi>
                  <mn>2</mn>
                </msup>
                <mrow/>
              </msub>
              <msub>
                <mn>2</mn>
                <mrow/>
              </msub>
            </mfrac>
          </mrow>
        </mrow>
        <mrow/>
      </mrow>
    </mrow>
    <annotation encoding="StarMath 5.0">{{} rsub {}}  {{} rsub {}} {{} E_{k}   {{} rsub {}} = {{mv ^{2} } rsub {}} over {{2} rsub {}}</annotation>
  </semantics>
</math>
</file>

<file path=Object 10/content.xml><?xml version="1.0" encoding="utf-8"?>
<math xmlns="http://www.w3.org/1998/Math/MathML" display="block">
  <semantics>
    <mfrac>
      <mrow>
        <msub>
          <mi>E</mi>
          <mrow>
            <mi>p</mi>
            <mn>1</mn>
          </mrow>
        </msub>
        <mo stretchy="false">−</mo>
        <msub>
          <mi>E</mi>
          <mrow>
            <mi>k</mi>
            <mn>2</mn>
          </mrow>
        </msub>
      </mrow>
      <msub>
        <mi>E</mi>
        <mrow>
          <mi>p</mi>
          <mn>1</mn>
        </mrow>
      </msub>
    </mfrac>
    <annotation encoding="StarMath 5.0">{E _{p1}- E_{k2} } over { E_{p1} } </annotation>
  </semantics>
</math>
</file>

<file path=Object 2/content.xml><?xml version="1.0" encoding="utf-8"?>
<math xmlns="http://www.w3.org/1998/Math/MathML" display="block">
  <semantics>
    <mrow>
      <msub>
        <mrow/>
        <mrow/>
      </msub>
      <msub>
        <mi>E</mi>
        <mi>p</mi>
      </msub>
      <mrow>
        <msub>
          <mrow/>
          <mrow/>
        </msub>
        <mo stretchy="false">=</mo>
        <msub>
          <mi mathvariant="italic">mgh</mi>
          <mrow/>
        </msub>
      </mrow>
      <msub>
        <mrow/>
        <mrow/>
      </msub>
    </mrow>
    <annotation encoding="StarMath 5.0">{{} rsub {}} E _{p}  {{} rsub {}} = {{mgh} rsub {}}  {{} rsub {}}</annotation>
  </semantics>
</math>
</file>

<file path=Object 3/content.xml><?xml version="1.0" encoding="utf-8"?>
<math xmlns="http://www.w3.org/1998/Math/MathML" display="block">
  <semantics>
    <mrow>
      <mrow>
        <mrow>
          <mi>v</mi>
          <mo stretchy="false">=</mo>
          <mi>d</mi>
        </mrow>
        <msqrt>
          <mfrac>
            <mi>g</mi>
            <mrow>
              <mn>2</mn>
              <mi>H</mi>
            </mrow>
          </mfrac>
        </msqrt>
      </mrow>
      <mrow/>
    </mrow>
    <annotation encoding="StarMath 5.0">{v = d sqrt{ {g} over {2H} } </annotation>
  </semantics>
</math>
</file>

<file path=Object 4/content.xml><?xml version="1.0" encoding="utf-8"?>
<math xmlns="http://www.w3.org/1998/Math/MathML" display="block">
  <semantics>
    <mfrac>
      <mi>h</mi>
      <mi>m</mi>
    </mfrac>
    <annotation encoding="StarMath 5.0">{h} over {m} </annotation>
  </semantics>
</math>
</file>

<file path=Object 5/content.xml><?xml version="1.0" encoding="utf-8"?>
<math xmlns="http://www.w3.org/1998/Math/MathML" display="block">
  <semantics>
    <mfrac>
      <mi>d</mi>
      <mi>m</mi>
    </mfrac>
    <annotation encoding="StarMath 5.0">{d} over {m} </annotation>
  </semantics>
</math>
</file>

<file path=Object 6/content.xml><?xml version="1.0" encoding="utf-8"?>
<math xmlns="http://www.w3.org/1998/Math/MathML" display="block">
  <semantics>
    <mfrac>
      <mi>v</mi>
      <mrow>
        <mi>m</mi>
        <mo stretchy="false">∗</mo>
        <msup>
          <mi>s</mi>
          <mrow>
            <mo stretchy="false">−</mo>
            <mn>1</mn>
          </mrow>
        </msup>
      </mrow>
    </mfrac>
    <annotation encoding="StarMath 5.0">{v} over {m*s ^{-1} } </annotation>
  </semantics>
</math>
</file>

<file path=Object 7/content.xml><?xml version="1.0" encoding="utf-8"?>
<math xmlns="http://www.w3.org/1998/Math/MathML" display="block">
  <semantics>
    <mfrac>
      <msub>
        <mi>E</mi>
        <mrow>
          <mi>p</mi>
          <mn>1</mn>
        </mrow>
      </msub>
      <mi>J</mi>
    </mfrac>
    <annotation encoding="StarMath 5.0">{ E_{p1} } over {J} </annotation>
  </semantics>
</math>
</file>

<file path=Object 8/content.xml><?xml version="1.0" encoding="utf-8"?>
<math xmlns="http://www.w3.org/1998/Math/MathML" display="block">
  <semantics>
    <mfrac>
      <msub>
        <mi>E</mi>
        <mrow>
          <mi>k</mi>
          <mn>2</mn>
        </mrow>
      </msub>
      <mi>J</mi>
    </mfrac>
    <annotation encoding="StarMath 5.0">{ E_{k2} } over {J} </annotation>
  </semantics>
</math>
</file>

<file path=Object 9/content.xml><?xml version="1.0" encoding="utf-8"?>
<math xmlns="http://www.w3.org/1998/Math/MathML" display="block">
  <semantics>
    <mfrac>
      <mrow>
        <msub>
          <mi>E</mi>
          <mrow>
            <mi>p</mi>
            <mn>1</mn>
          </mrow>
        </msub>
        <mo stretchy="false">−</mo>
        <msub>
          <mi>E</mi>
          <mrow>
            <mi>k</mi>
            <mn>2</mn>
          </mrow>
        </msub>
      </mrow>
      <mi>J</mi>
    </mfrac>
    <annotation encoding="StarMath 5.0">{ E_{p1} -E _{k2}   } over {J} </annotation>
  </semantics>
</math>
</file>